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9701in"/>
    </style:style>
    <style:style style:name="co8" style:family="table-column">
      <style:table-column-properties fo:break-before="auto" style:column-width="0.6173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2.0909in"/>
    </style:style>
    <style:style style:name="co11" style:family="table-column">
      <style:table-column-properties fo:break-before="auto" style:column-width="0.302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2.1543in"/>
    </style:style>
    <style:style style:name="co14" style:family="table-column">
      <style:table-column-properties fo:break-before="auto" style:column-width="0.3654in"/>
    </style:style>
    <style:style style:name="co15" style:family="table-column">
      <style:table-column-properties fo:break-before="auto" style:column-width="0.5791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43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Fina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48" table:default-cell-style-name="Default"/>
        <table:table-column table:style-name="co9" table:number-columns-repeated="767" table:default-cell-style-name="Default"/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 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Default"/>
          <table:table-cell office:value-type="string">
            <text:p>E1</text:p>
          </table:table-cell>
          <table:table-cell table:style-name="Default" office:value-type="string">
            <text:p>E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ave</text:p>
          </table:table-cell>
          <table:table-cell table:style-name="Default" office:value-type="string">
            <text:p>Qave</text:p>
          </table:table-cell>
          <table:table-cell table:style-name="Default" office:value-type="string">
            <text:p>Fave</text:p>
          </table:table-cell>
          <table:table-cell table:style-name="Default"/>
          <table:table-cell table:style-name="Default" office:value-type="string">
            <text:p>Before F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Out of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office:value-type="string">
            <text:p>Ave</text:p>
          </table:table-cell>
          <table:table-cell table:style-name="ce2" table:number-columns-repeated="3"/>
          <table:table-cell table:style-name="ce3" table:number-columns-repeated="2"/>
          <table:table-cell table:style-name="ce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Min</text:p>
          </table:table-cell>
          <table:table-cell table:style-name="ce2" table:number-columns-repeated="3"/>
          <table:table-cell table:style-name="ce3" table:number-columns-repeated="2"/>
          <table:table-cell table:style-name="ce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Max</text:p>
          </table:table-cell>
          <table:table-cell/>
          <table:table-cell table:style-name="Default" table:number-columns-repeated="2"/>
          <table:table-cell table:style-name="ce3" table:number-columns-repeated="2"/>
          <table:table-cell table:style-name="ce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office:value-type="string">
            <text:p>N</text:p>
          </table:table-cell>
          <table:table-cell table:formula="of:=COUNT(B#REF!:B34)" office:value-type="float" office:value="0">
            <text:p>0</text:p>
          </table:table-cell>
          <table:table-cell table:style-name="Default" table:formula="of:=COUNT(C#REF!:C34)" office:value-type="float" office:value="0">
            <text:p>0</text:p>
          </table:table-cell>
          <table:table-cell table:style-name="Default" table:formula="of:=COUNT(D#REF!:D34)" office:value-type="float" office:value="0">
            <text:p>0</text:p>
          </table:table-cell>
          <table:table-cell table:style-name="Default" table:formula="of:=COUNT(E#REF!:E34)" office:value-type="float" office:value="0">
            <text:p>0</text:p>
          </table:table-cell>
          <table:table-cell table:style-name="Default" table:formula="of:=COUNT(F#REF!:F34)" office:value-type="float" office:value="0">
            <text:p>0</text:p>
          </table:table-cell>
          <table:table-cell table:style-name="Default" table:formula="of:=COUNT(G#REF!:G34)" office:value-type="float" office:value="0">
            <text:p>0</text:p>
          </table:table-cell>
          <table:table-cell table:style-name="Default" table:number-columns-repeated="2"/>
          <table:table-cell table:number-columns-repeated="1015"/>
        </table:table-row>
      </table:table>
      <table:table table:name="Quiz" table:style-name="ta2" table:print="false">
        <office:forms form:automatic-focus="false" form:apply-design-mode="false"/>
        <table:table-column table:style-name="co10" table:default-cell-style-name="ce1"/>
        <table:table-column table:style-name="co11" table:number-columns-repeated="10" table:default-cell-style-name="Default"/>
        <table:table-column table:style-name="co12" table:default-cell-style-name="ce3"/>
        <table:table-column table:style-name="co7" table:number-columns-repeated="245" table:default-cell-style-name="Default"/>
        <table:table-column table:style-name="co9" table:number-columns-repeated="767" table:default-cell-style-name="Default"/>
        <table:table-row table:style-name="ro3">
          <table:table-cell office:value-type="string">
            <text:p><text:a xlink:href="https://uaonline.alaska.edu/banprod/owa/bwlkosad.P_FacSelectAtypView?xyz=OTI0Nzgw">Arthur, Chelsea E.</text:a> 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E1OTIz">Baker, Crystal Y.</text:a>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TM1NjEw">Barnett, Robert B.</text:a> </text:p>
          </table:table-cell>
          <table:table-cell table:number-columns-repeated="1023"/>
        </table:table-row>
        <table:table-row table:style-name="ro3">
          <table:table-cell office:value-type="string">
            <text:p><text:a xlink:href="https://uaonline.alaska.edu/banprod/owa/bwlkosad.P_FacSelectAtypView?xyz=OTA4ODU4">Bilafer, Hannah E.</text:a> 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DE0ODMx">Boddy, Sean M.</text:a> </text:p>
          </table:table-cell>
          <table:table-cell office:value-type="float" office:value="4.5">
            <text:p>4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E1NTky">Chase, Mark T.</text:a>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E1ODk1">Coleman, Stefan N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zg2NzIw">Duggar, Taylor N.</text:a> </text:p>
          </table:table-cell>
          <table:table-cell office:value-type="float" office:value="4.5">
            <text:p>4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E4MDI1">Durst, David V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QxNjg5">Edic, Heather M.</text:a>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QwNDU5">Ellingson, Dalton B.</text:a> </text:p>
          </table:table-cell>
          <table:table-cell office:value-type="float" office:value="4.5">
            <text:p>4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Q0NTM5">Gephardt, Travis M.</text:a> </text:p>
          </table:table-cell>
          <table:table-cell office:value-type="float" office:value="4.5">
            <text:p>4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A5Nzc0">Green, Amanda L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UxNzkx">Harrison, Kayla C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kzMTE5">Hooper, David L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Q4ODEz">Hough, Chad R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jI1MjE2">Hummel, Scott W.</text:a>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Q3MzU0">Irvine, Brandon E.</text:a> </text:p>
          </table:table-cell>
          <table:table-cell office:value-type="float" office:value="3.5">
            <text:p>3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jEzOTAz">Jackson, Isaac J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U3ODI4">Johnson, Austin J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E5ODA1">Kellie, Nicholas W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MxMDIw">Klupar, Gregory J.</text:a> </text:p>
          </table:table-cell>
          <table:table-cell table:number-columns-repeated="1023"/>
        </table:table-row>
        <table:table-row table:style-name="ro3">
          <table:table-cell office:value-type="string">
            <text:p><text:a xlink:href="https://uaonline.alaska.edu/banprod/owa/bwlkosad.P_FacSelectAtypView?xyz=ODgwNDY0">Kornfield, Tyler S.</text:a> 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zQ5NjA4">Lauritzen, Alexander D.</text:a>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zU0MDUx">Megli, Everet D.</text:a> 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Mello, Brent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kzMTM1">Michel, Scott R.</text:a>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zE1ODM3">Milke, Shaun M.</text:a> 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NzgyMjg0">Misra, Sambit</text:a>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Mooers, Marcus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g2MDc1">Murphy, Shea P.</text:a> 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Q1Njcz">Nichol, Christopher J.</text:a> 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E2NTYw">Ortego, Michael S.</text:a> </text:p>
          </table:table-cell>
          <table:table-cell office:value-type="float" office:value="4.5">
            <text:p>4.5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TIzMzQz">Palm, Bryant A.</text:a> 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table:style-name="Default" office:value-type="string">
            <text:p>Pendergrast, Asa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<text:a xlink:href="https://uaonline.alaska.edu/banprod/owa/bwlkosad.P_FacSelectAtypView?xyz=ODk5NDcw">Potter, Marisa J.</text:a> 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IyNTI0">Powers, Rowland G.</text:a> 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U3ODQ2">Reisdorph, Stacey C.</text:a> 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AzMDMx">Schnell, Robert J.</text:a> </text:p>
          </table:table-cell>
          <table:table-cell office:value-type="float" office:value="3.5">
            <text:p>3.5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AwNDM3">Sinnok, Ralph S.</text:a> 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E1NTA3">Smith, Caleb P.</text:a> 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E5MzIy">Sprankle, Andrew G.</text:a> 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UyOTgy">Stoudt, Chase A.</text:a> 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I3MzUy">Theis, Jason M.</text:a> 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3">
          <table:table-cell office:value-type="string">
            <text:p><text:a xlink:href="https://uaonline.alaska.edu/banprod/owa/bwlkosad.P_FacSelectAtypView?xyz=OTM3Nzgx">Yardley, Carrie L.</text:a> 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/>
          <table:table-cell table:style-name="Default" office:value-type="string">
            <text:p>Qave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Out of</text:p>
          </table:table-cell>
          <table:table-cell table:number-columns-repeated="8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Ave</text:p>
          </table:table-cell>
          <table:table-cell table:style-name="ce2" table:formula="of:=AVERAGE([.B1:.B45])" office:value-type="float" office:value="3.29761904761905">
            <text:p>3.3</text:p>
          </table:table-cell>
          <table:table-cell table:style-name="ce2" table:number-columns-repeated="8"/>
          <table:table-cell table:number-columns-repeated="1014"/>
        </table:table-row>
        <table:table-row table:style-name="ro2">
          <table:table-cell table:style-name="Default" office:value-type="string">
            <text:p>Min</text:p>
          </table:table-cell>
          <table:table-cell table:formula="of:=MIN([.B1:.B45])" office:value-type="float" office:value="1">
            <text:p>1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Max</text:p>
          </table:table-cell>
          <table:table-cell table:formula="of:=MAX([.B1:.B45])" office:value-type="float" office:value="5">
            <text:p>5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N</text:p>
          </table:table-cell>
          <table:table-cell table:formula="of:=COUNT([.B1:.B45])" office:value-type="float" office:value="42">
            <text:p>42</text:p>
          </table:table-cell>
          <table:table-cell table:formula="of:=COUNT([.C1:.C35])" office:value-type="float" office:value="0">
            <text:p>0</text:p>
          </table:table-cell>
          <table:table-cell table:formula="of:=COUNT([.D1:.D35])" office:value-type="float" office:value="0">
            <text:p>0</text:p>
          </table:table-cell>
          <table:table-cell table:formula="of:=COUNT([.E1:.E35])" office:value-type="float" office:value="0">
            <text:p>0</text:p>
          </table:table-cell>
          <table:table-cell table:formula="of:=COUNT([.F1:.F35])" office:value-type="float" office:value="0">
            <text:p>0</text:p>
          </table:table-cell>
          <table:table-cell table:formula="of:=COUNT([.G1:.G35])" office:value-type="float" office:value="0">
            <text:p>0</text:p>
          </table:table-cell>
          <table:table-cell table:formula="of:=COUNT([.H1:.H35])" office:value-type="float" office:value="0">
            <text:p>0</text:p>
          </table:table-cell>
          <table:table-cell table:formula="of:=COUNT([.I1:.I35])" office:value-type="float" office:value="0">
            <text:p>0</text:p>
          </table:table-cell>
          <table:table-cell table:formula="of:=COUNT([.J1:.J35])" office:value-type="float" office:value="0">
            <text:p>0</text:p>
          </table:table-cell>
          <table:table-cell/>
          <table:table-cell table:style-name="Default" table:formula="of:=COUNT([.L1:.L35])" office:value-type="float" office:value="0">
            <text:p>0</text:p>
          </table:table-cell>
          <table:table-cell table:number-columns-repeated="1012"/>
        </table:table-row>
      </table:table>
      <table:table table:name="HW" table:style-name="ta3" table:print="false">
        <office:forms form:automatic-focus="false" form:apply-design-mode="false"/>
        <table:table-column table:style-name="co13" table:default-cell-style-name="ce1"/>
        <table:table-column table:style-name="co14" table:number-columns-repeated="14" table:default-cell-style-name="Default"/>
        <table:table-column table:style-name="co15" table:default-cell-style-name="ce3"/>
        <table:table-column table:style-name="co7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office:value-type="string">
            <text:p><text:a xlink:href="https://uaonline.alaska.edu/banprod/owa/bwlkosad.P_FacSelectAtypView?xyz=OTI0Nzgw">Arthur, Chelsea E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E1OTIz">Baker, Crystal Y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TM1NjEw">Barnett, Robert B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A4ODU4">Bilafer, Hannah E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E0ODMx">Boddy, Sean M.</text:a>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E1NTky">Chase, Mark T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E1ODk1">Coleman, Stefan N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zg2NzIw">Duggar, Taylor N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E4MDI1">Durst, David V.</text:a>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QxNjg5">Edic, Heather M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QwNDU5">Ellingson, Dalton B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Q0NTM5">Gephardt, Travis M.</text:a> 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s://uaonline.alaska.edu/banprod/owa/bwlkosad.P_FacSelectAtypView?xyz=ODA5Nzc0">Green, Amanda L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UxNzkx">Harrison, Kayla C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kzMTE5">Hooper, David L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Q4ODEz">Hough, Chad R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jI1MjE2">Hummel, Scott W.</text:a>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Q3MzU0">Irvine, Brandon E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jEzOTAz">Jackson, Isaac J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U3ODI4">Johnson, Austin J.</text:a> 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s://uaonline.alaska.edu/banprod/owa/bwlkosad.P_FacSelectAtypView?xyz=OTE5ODA1">Kellie, Nicholas W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MxMDIw">Klupar, Gregory J.</text:a> 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s://uaonline.alaska.edu/banprod/owa/bwlkosad.P_FacSelectAtypView?xyz=ODgwNDY0">Kornfield, Tyler S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zQ5NjA4">Lauritzen, Alexander D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zU0MDUx">Megli, Everet D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ello, Bren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kzMTM1">Michel, Scott R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zE1ODM3">Milke, Shaun M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NzgyMjg0">Misra, Sambit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ooers, Marcu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Dg2MDc1">Murphy, Shea P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Q1Njcz">Nichol, Christopher J.</text:a> 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s://uaonline.alaska.edu/banprod/owa/bwlkosad.P_FacSelectAtypView?xyz=OTE2NTYw">Ortego, Michael S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uaonline.alaska.edu/banprod/owa/bwlkosad.P_FacSelectAtypView?xyz=OTIzMzQz">Palm, Bryant A.</text:a>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endergrast, Asa</text:p>
          </table:table-cell>
          <table:table-cell table:number-columns-repeated="1023"/>
        </table:table-row>
        <table:table-row table:style-name="ro1">
          <table:table-cell office:value-type="string">
            <text:p><text:a xlink:href="https://uaonline.alaska.edu/banprod/owa/bwlkosad.P_FacSelectAtypView?xyz=ODk5NDcw">Potter, Marisa J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IyNTI0">Powers, Rowland G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U3ODQ2">Reisdorph, Stacey C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AzMDMx">Schnell, Robert J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AwNDM3">Sinnok, Ralph S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E1NTA3">Smith, Caleb P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E5MzIy">Sprankle, Andrew G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UyOTgy">Stoudt, Chase A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I3MzUy">Theis, Jason M.</text:a> 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<text:a xlink:href="https://uaonline.alaska.edu/banprod/owa/bwlkosad.P_FacSelectAtypView?xyz=OTM3Nzgx">Yardley, Carrie L.</text:a> 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/>
          <table:table-cell table:style-name="Default" office:value-type="string">
            <text:p>Have</text:p>
          </table:table-cell>
          <table:table-cell table:number-columns-repeated="1008"/>
        </table:table-row>
        <table:table-row table:style-name="ro2">
          <table:table-cell table:style-name="Default" office:value-type="string">
            <text:p>Out of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Ave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Min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Max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/>
          <table:table-cell table:number-columns-repeated="14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N</text:p>
          </table:table-cell>
          <table:table-cell table:number-columns-repeated="14"/>
          <table:table-cell table:style-name="Default"/>
          <table:table-cell table:number-columns-repeated="1008"/>
        </table:table-row>
      </table:table>
      <table:database-ranges>
        <table:database-range table:target-range-address="Quiz.A1:Quiz.B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09/18/2009</text:date>, <text:time>12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izabeth Allman</meta:initial-creator>
    <meta:creation-date>2008-01-30T13:52:09</meta:creation-date>
    <dc:creator>Elizabeth Allman</dc:creator>
    <dc:date>2009-09-18T12:14:24</dc:date>
    <meta:generator>OpenOffice.org/3.1$Unix OpenOffice.org_project/310m11$Build-9399</meta:generator>
    <meta:editing-duration>PT04H58M23S</meta:editing-duration>
    <meta:editing-cycles>8</meta:editing-cycles>
    <meta:document-statistic meta:table-count="3" meta:cell-count="308" meta:object-count="0"/>
  </office:meta>
</office:document-meta>
</file>